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sv" fo:country="S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Verdana" fo:font-size="9pt" fo:language="en" fo:country="US" fo:font-weight="bold" style:font-size-asian="9pt" style:font-weight-asian="bold" style:font-size-complex="9pt" style:font-weight-complex="bold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8pt" fo:language="sv" fo:country="SE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2" fo:column-gap="0cm">
          <style:column style:rel-width="5930*" fo:start-indent="0cm" fo:end-indent="0cm"/>
          <style:column style:rel-width="5931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12T17:34:49.54</dc:date>
    <dc:creator>orhan mekic</dc:creator>
    <meta:editing-duration>P3DT22H41M2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